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46cm" fo:min-width="1.79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8.25cm" fo:min-width="9.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916cm" fo:min-width="2.56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15cm" fo:min-width="2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5cm" fo:min-width="2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3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5cm" fo:min-width="0.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9cm" fo:min-width="0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5cm" fo:min-width="0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1.83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15cm" fo:min-width="2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05cm" fo:min-width="2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059cm"/>
    </style:style>
    <style:style style:name="gr26" style:family="graphic" style:parent-style-name="standard">
      <style:graphic-properties draw:stroke="none" svg:stroke-color="#000000" draw:fill="none" draw:fill-color="#ffffff" fo:min-height="0.9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2.174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1cm" svg:x="6.2cm" svg:y="2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3cm" svg:height="8.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cm" svg:height="2.4cm" svg:x="1.2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cm" svg:height="2.4cm" svg:x="1.4cm" svg:y="1.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097cm" svg:height="0.729cm" svg:x="1cm" svg:y="1cm">
          <draw:text-box>
            <text:p><text:span text:style-name="T1">Symbols Key:</text:span></text:p>
          </draw:text-box>
        </draw:frame>
        <draw:frame draw:style-name="gr6" draw:text-style-name="P3" draw:layer="layout" svg:width="1.569cm" svg:height="0.729cm" svg:x="1.431cm" svg:y="4.271cm">
          <draw:text-box>
            <text:p><text:span text:style-name="T1">Entity</text:span></text:p>
          </draw:text-box>
        </draw:frame>
        <draw:custom-shape draw:style-name="gr7" draw:text-style-name="P2" draw:layer="layout" svg:width="3.3cm" svg:height="1.4cm" svg:x="1.2cm" svg:y="5.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034cm" svg:height="0.729cm" svg:x="1.266cm" svg:y="8.071cm">
          <draw:text-box>
            <text:p><text:span text:style-name="T1">Process</text:span></text:p>
          </draw:text-box>
        </draw:frame>
        <draw:custom-shape draw:style-name="gr9" draw:text-style-name="P2" draw:layer="layout" svg:width="1.4cm" svg:height="1.4cm" svg:x="6cm" svg:y="5.7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cm" svg:y1="5.7cm" svg:x2="10.7cm" svg:y2="5.7cm">
          <text:p/>
        </draw:line>
        <draw:line draw:style-name="gr10" draw:text-style-name="P2" draw:layer="layout" svg:x1="6cm" svg:y1="7.1cm" svg:x2="10.8cm" svg:y2="7.1cm">
          <text:p/>
        </draw:line>
        <draw:line draw:style-name="gr11" draw:text-style-name="P2" draw:layer="layout" svg:x1="6.3cm" svg:y1="4.4cm" svg:x2="9.7cm" svg:y2="1.9cm">
          <text:p/>
        </draw:line>
        <draw:frame draw:style-name="gr12" draw:text-style-name="P3" draw:layer="layout" svg:width="3.004cm" svg:height="0.729cm" svg:x="5.996cm" svg:y="7.271cm">
          <draw:text-box>
            <text:p><text:span text:style-name="T1">Data Storage</text:span></text:p>
          </draw:text-box>
        </draw:frame>
        <draw:frame draw:style-name="gr13" draw:text-style-name="P3" draw:layer="layout" svg:width="2.411cm" svg:height="1.329cm" svg:x="5.9cm" svg:y="4.6cm">
          <draw:text-box>
            <text:p><text:span text:style-name="T1">Data Flow</text:span></text:p>
          </draw:text-box>
        </draw:frame>
        <draw:custom-shape draw:style-name="gr14" draw:text-style-name="P2" draw:layer="layout" svg:width="1.4cm" svg:height="1.3cm" svg:x="1.5cm" svg:y="18.9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.5cm" svg:y1="18.9cm" svg:x2="6.3cm" svg:y2="18.9cm">
          <text:p/>
        </draw:line>
        <draw:line draw:style-name="gr10" draw:text-style-name="P2" draw:layer="layout" svg:x1="1.6cm" svg:y1="20.2cm" svg:x2="6.3cm" svg:y2="20.2cm">
          <text:p/>
        </draw:line>
        <draw:frame draw:style-name="gr15" draw:text-style-name="P3" draw:layer="layout" svg:width="2.339cm" svg:height="1.207cm" svg:x="3.161cm" svg:y="18.993cm">
          <draw:text-box>
            <text:p><text:span text:style-name="T1">Customer</text:span></text:p>
            <text:p><text:span text:style-name="T1">Enquiry</text:span></text:p>
          </draw:text-box>
        </draw:frame>
        <draw:line draw:style-name="gr11" draw:text-style-name="P2" draw:layer="layout" svg:x1="5.9cm" svg:y1="19.7cm" svg:x2="8.6cm" svg:y2="19.7cm">
          <text:p/>
        </draw:line>
        <draw:custom-shape draw:style-name="gr16" draw:text-style-name="P2" draw:layer="layout" svg:width="2.6cm" svg:height="2.4cm" svg:x="8.5cm" svg:y="18.7cm">
          <text:p text:style-name="P1"><text:span text:style-name="T1">Shahida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1.2cm" svg:y1="18.9cm" svg:x2="14.9cm" svg:y2="18.9cm">
          <text:p/>
        </draw:line>
        <draw:custom-shape draw:style-name="gr9" draw:text-style-name="P2" draw:layer="layout" svg:width="1.4cm" svg:height="1.4cm" svg:x="14.9cm" svg:y="19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4.9cm" svg:y1="19cm" svg:x2="19.7cm" svg:y2="19cm">
          <text:p/>
        </draw:line>
        <draw:line draw:style-name="gr10" draw:text-style-name="P2" draw:layer="layout" svg:x1="14.9cm" svg:y1="20.4cm" svg:x2="19.7cm" svg:y2="20.4cm">
          <text:p/>
        </draw:line>
        <draw:frame draw:style-name="gr17" draw:text-style-name="P3" draw:layer="layout" svg:width="2.322cm" svg:height="0.729cm" svg:x="16.478cm" svg:y="18.9cm">
          <draw:text-box>
            <text:p><text:span text:style-name="T1">Database</text:span></text:p>
          </draw:text-box>
        </draw:frame>
        <draw:frame draw:style-name="gr18" draw:text-style-name="P3" draw:layer="layout" svg:width="2.669cm" svg:height="1.8cm" svg:x="6.131cm" svg:y="19.7cm">
          <draw:text-box>
            <text:p><text:span text:style-name="T1">Forename, </text:span></text:p>
            <text:p><text:span text:style-name="T1">Surname,</text:span></text:p>
            <text:p><text:span text:style-name="T1"><text:s/></text:span><text:span text:style-name="T1">Email</text:span></text:p>
          </draw:text-box>
        </draw:frame>
        <draw:custom-shape draw:style-name="gr19" draw:text-style-name="P2" draw:layer="layout" svg:width="2.7cm" svg:height="2.3cm" svg:x="8.6cm" svg:y="26.4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1cm" svg:y1="26.3cm" svg:x2="11cm" svg:y2="21.1cm">
          <text:p/>
        </draw:line>
        <draw:frame draw:style-name="gr20" draw:text-style-name="P3" draw:layer="layout" svg:width="3.6cm" svg:height="2.163cm" svg:x="11cm" svg:y="23cm">
          <draw:text-box>
            <text:p><text:span text:style-name="T1">Address, </text:span></text:p>
            <text:p><text:span text:style-name="T1">Postcode, </text:span></text:p>
            <text:p><text:span text:style-name="T1">Phone Number</text:span></text:p>
          </draw:text-box>
        </draw:frame>
        <draw:frame draw:style-name="gr21" draw:text-style-name="P3" draw:layer="layout" svg:width="5.485cm" svg:height="1.885cm" svg:x="11.215cm" svg:y="17.8cm">
          <draw:text-box>
            <text:p><text:span text:style-name="T1">Forenane, Surname,</text:span></text:p>
            <text:p><text:span text:style-name="T1">Email, Address, Postcode,</text:span></text:p>
            <text:p><text:span text:style-name="T1">Phone Number</text:span></text:p>
          </draw:text-box>
        </draw:frame>
        <draw:line draw:style-name="gr11" draw:text-style-name="P2" draw:layer="layout" svg:x1="14.9cm" svg:y1="19.7cm" svg:x2="11.2cm" svg:y2="19.7cm">
          <text:p/>
        </draw:line>
        <draw:frame draw:style-name="gr22" draw:text-style-name="P3" draw:layer="layout" svg:width="2.293cm" svg:height="0.729cm" svg:x="12.1cm" svg:y="19.571cm">
          <draw:text-box>
            <text:p><text:span text:style-name="T1">Author ID</text:span></text:p>
          </draw:text-box>
        </draw:frame>
        <draw:line draw:style-name="gr11" draw:text-style-name="P2" draw:layer="layout" svg:x1="8.6cm" svg:y1="20.9cm" svg:x2="8.6cm" svg:y2="23.2cm">
          <text:p/>
        </draw:line>
        <draw:frame draw:style-name="gr23" draw:text-style-name="P3" draw:layer="layout" svg:width="2.178cm" svg:height="1.207cm" svg:x="6.6cm" svg:y="21.593cm">
          <draw:text-box>
            <text:p><text:span text:style-name="T1">Payment</text:span></text:p>
            <text:p><text:span text:style-name="T1">Details</text:span></text:p>
          </draw:text-box>
        </draw:frame>
        <draw:line draw:style-name="gr11" draw:text-style-name="P2" draw:layer="layout" svg:x1="9cm" svg:y1="26.2cm" svg:x2="9cm" svg:y2="21cm">
          <text:p/>
        </draw:line>
        <draw:frame draw:style-name="gr24" draw:text-style-name="P3" draw:layer="layout" svg:width="2.178cm" svg:height="1cm" svg:x="8.9cm" svg:y="25.2cm">
          <draw:text-box>
            <text:p><text:span text:style-name="T1">Payment</text:span></text:p>
          </draw:text-box>
        </draw:frame>
        <draw:custom-shape draw:style-name="gr16" draw:text-style-name="P2" draw:layer="layout" svg:width="2.6cm" svg:height="2.4cm" svg:x="1cm" svg:y="12.1cm">
          <text:p text:style-name="P1"><text:span text:style-name="T1">Cover</text:span></text:p>
          <text:p text:style-name="P1"><text:span text:style-name="T1">Design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6cm" svg:height="2.4cm" svg:x="12.7cm" svg:y="10.9cm"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9cm" svg:y1="18.7cm" svg:x2="3.6cm" svg:y2="14.5cm">
          <text:p/>
        </draw:line>
        <draw:line draw:style-name="gr11" draw:text-style-name="P2" draw:layer="layout" svg:x1="7.7cm" svg:y1="16.5cm" svg:x2="9.6cm" svg:y2="18.7cm">
          <text:p/>
        </draw:line>
        <draw:line draw:style-name="gr11" draw:text-style-name="P2" draw:layer="layout" svg:x1="9.8cm" svg:y1="18.7cm" svg:x2="12.7cm" svg:y2="12.9cm">
          <text:p/>
        </draw:line>
        <draw:line draw:style-name="gr11" draw:text-style-name="P2" draw:layer="layout" svg:x1="12.1cm" svg:y1="16cm" svg:x2="10.4cm" svg:y2="18.8cm">
          <text:p/>
        </draw:line>
        <draw:frame draw:style-name="gr25" draw:text-style-name="P3" draw:layer="layout" svg:width="2.559cm" svg:height="1.207cm" svg:x="8.2cm" svg:y="16.7cm">
          <draw:text-box>
            <text:p><text:span text:style-name="T1">Cover</text:span></text:p>
          </draw:text-box>
        </draw:frame>
        <draw:frame draw:style-name="gr26" draw:text-style-name="P3" draw:layer="layout" svg:width="2.4cm" svg:height="1.207cm" svg:x="3.4cm" svg:y="16.1cm">
          <draw:text-box>
            <text:p><text:span text:style-name="T1">Preferred Ideas</text:span></text:p>
          </draw:text-box>
        </draw:frame>
        <draw:frame draw:style-name="gr27" draw:text-style-name="P3" draw:layer="layout" svg:width="2.411cm" svg:height="0.729cm" svg:x="9.7cm" svg:y="13.471cm">
          <draw:text-box>
            <text:p><text:span text:style-name="T1">Book Text</text:span></text:p>
          </draw:text-box>
        </draw:frame>
        <draw:frame draw:style-name="gr28" draw:text-style-name="P3" draw:layer="layout" svg:width="2.674cm" svg:height="1.1cm" svg:x="11.5cm" svg:y="16.6cm">
          <draw:text-box>
            <text:p><text:span text:style-name="T1">Edited Text</text:span></text:p>
          </draw:text-box>
        </draw:frame>
        <draw:custom-shape draw:style-name="gr29" draw:text-style-name="P2" draw:layer="layout" svg:width="2.5cm" svg:height="1.5cm" svg:x="6.2cm" svg:y="23.2cm">
          <text:p text:style-name="P1"><text:span text:style-name="T1">Create </text:span></text:p>
          <text:p text:style-name="P1"><text:span text:style-name="T1">Invoice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8.7cm" svg:y1="24.5cm" svg:x2="8.7cm" svg:y2="26.8cm">
          <text:p/>
        </draw:line>
        <draw:frame draw:style-name="gr23" draw:text-style-name="P3" draw:layer="layout" svg:width="1.852cm" svg:height="0.729cm" svg:x="6.822cm" svg:y="25.3cm">
          <draw:text-box>
            <text:p><text:span text:style-name="T1">Invoice</text:span></text:p>
          </draw:text-box>
        </draw:frame>
        <draw:line draw:style-name="gr10" draw:text-style-name="P1" draw:layer="layout" svg:x1="11.2cm" svg:y1="27.4cm" svg:x2="15.8cm" svg:y2="27.4cm">
          <text:p/>
        </draw:line>
        <draw:custom-shape draw:style-name="gr1" draw:text-style-name="P1" draw:layer="layout" svg:width="2.5cm" svg:height="2.1cm" svg:x="14.7cm" svg:y="2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2.5cm" svg:height="1.5cm" svg:x="14.7cm" svg:y="23.7cm">
          <text:p text:style-name="P1"><text:span text:style-name="T1">Discussion </text:span></text:p>
          <text:p text:style-name="P1"><text:span text:style-name="T1">and</text:span></text:p>
          <text:p text:style-name="P1"><text:span text:style-name="T1">Agre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5.9cm" svg:y1="27.4cm" svg:x2="15.9cm" svg:y2="25.4cm">
          <text:p/>
        </draw:line>
        <draw:frame draw:style-name="gr23" draw:text-style-name="P3" draw:layer="layout" svg:width="2.89cm" svg:height="0.729cm" svg:x="13.222cm" svg:y="27.4cm">
          <draw:text-box>
            <text:p><text:span text:style-name="T1">Book Details</text:span></text:p>
          </draw:text-box>
        </draw:frame>
        <draw:line draw:style-name="gr11" draw:text-style-name="P1" draw:layer="layout" svg:x1="15.9cm" svg:y1="23.4cm" svg:x2="11.1cm" svg:y2="20.7cm">
          <text:p/>
        </draw:line>
        <draw:frame draw:style-name="gr23" draw:text-style-name="P3" draw:layer="layout" svg:width="4.714cm" svg:height="0.729cm" svg:x="13.61cm" svg:y="21.771cm">
          <draw:text-box>
            <text:p><text:span text:style-name="T1">Finalised Book Details</text:span></text:p>
          </draw:text-box>
        </draw:frame>
        <draw:custom-shape draw:style-name="gr1" draw:text-style-name="P1" draw:layer="layout" svg:width="2.5cm" svg:height="2.1cm" svg:x="12.2cm" svg:y="1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2.5cm" svg:height="1.5cm" svg:x="12.2cm" svg:y="14.6cm">
          <text:p text:style-name="P1"><text:span text:style-name="T1">Editing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cm" svg:y1="13.2cm" svg:x2="14.3cm" svg:y2="14.3cm">
          <text:p/>
        </draw:line>
        <draw:frame draw:style-name="gr27" draw:text-style-name="P3" draw:layer="layout" svg:width="2.411cm" svg:height="0.729cm" svg:x="14.889cm" svg:y="13.671cm">
          <draw:text-box>
            <text:p><text:span text:style-name="T1">Book Text</text:span></text:p>
          </draw:text-box>
        </draw:frame>
        <draw:custom-shape draw:style-name="gr1" draw:text-style-name="P1" draw:layer="layout" svg:width="2.5cm" svg:height="2.1cm" svg:x="6.4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2.5cm" svg:height="1.5cm" svg:x="6.4cm" svg:y="14.7cm">
          <text:p text:style-name="P1"><text:span text:style-name="T1">Create</text:span></text:p>
          <text:p text:style-name="P1"><text:span text:style-name="T1">Cover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3.7cm" svg:y1="13.2cm" svg:x2="6.5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21:00:01.893000000</meta:creation-date>
    <dc:date>2014-10-19T14:39:43.867000000</dc:date>
    <meta:editing-duration>PT16M20S</meta:editing-duration>
    <meta:editing-cycles>2</meta:editing-cycles>
    <meta:generator>LibreOffice/4.3.2.2$Windows_x86 LibreOffice_project/edfb5295ba211bd31ad47d0bad0118690f76407d</meta:generator>
    <meta:document-statistic meta:object-count="63"/>
  </office:meta>
</office:document-meta>
</file>